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size="12pt" style:font-size-asian="12pt" style:font-size-complex="12pt"/>
    </style:style>
    <style:style style:name="P2" style:parent-style-name="Normal" style:family="paragraph">
      <style:text-properties fo:font-size="16pt" style:font-size-asian="16pt" style:font-size-complex="16pt"/>
    </style:style>
    <style:style style:name="P3" style:parent-style-name="Normal" style:family="paragraph">
      <style:text-properties fo:font-size="14pt" style:font-size-asian="14pt" style:font-size-complex="14pt"/>
    </style:style>
    <style:style style:name="P4" style:parent-style-name="Normal" style:family="paragraph">
      <style:text-properties fo:font-size="14pt" style:font-size-asian="14pt" style:font-size-complex="14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14pt" style:font-size-asian="14pt" style:font-size-complex="14pt"/>
    </style:style>
    <style:style style:name="P8" style:parent-style-name="Normal" style:family="paragraph">
      <style:text-properties fo:font-size="14pt" style:font-size-asian="14pt" style:font-size-complex="14pt"/>
    </style:style>
    <style:style style:name="P9" style:parent-style-name="Normal" style:family="paragraph">
      <style:text-properties fo:font-size="14pt" style:font-size-asian="14pt" style:font-size-complex="14pt"/>
    </style:style>
    <style:style style:name="T10" style:parent-style-name="Policepardéfaut" style:family="text">
      <style:text-properties fo:font-size="14pt" style:font-size-asian="14pt" style:font-size-complex="14pt"/>
    </style:style>
    <style:style style:name="P11" style:parent-style-name="Normal" style:family="paragraph">
      <style:text-properties fo:font-size="14pt" style:font-size-asian="14pt" style:font-size-complex="14pt"/>
    </style:style>
  </office:automatic-styles>
  <office:body>
    <office:text text:use-soft-page-breaks="true">
      <text:p text:style-name="P1">Lien trello : https://trello.com/b/rwxY546S/data-challenge-car</text:p>
      <text:p text:style-name="P2">Car prediction project</text:p>
      <text:p text:style-name="Normal">Ce projet a pour but de scraper les données de la Centrale, un site web qui propose des informations sur les formations et les métiers dans le domaine de l'ingénierie. Les données récupérées seront ensuite nettoyées, traitées et insérées dans une base de données. Une interface web sera également créée pour permettre aux utilisateurs de visualiser et d'analyser les données.</text:p>
      <text:p text:style-name="Normal"/>
      <text:p text:style-name="P3">Etapes du projet</text:p>
      <text:p text:style-name="Normal">Le projet se décompose en plusieurs étapes :</text:p>
      <text:p text:style-name="Normal">Scrapping des données</text:p>
      <text:p text:style-name="Normal">Nettoyage des données</text:p>
      <text:p text:style-name="Normal">Traitement des données</text:p>
      <text:p text:style-name="Normal">Insertion des données dans une base de données</text:p>
      <text:p text:style-name="Normal">Création d'une interface web</text:p>
      <text:p text:style-name="Normal"/>
      <text:p text:style-name="P4">Scrapping des données</text:p>
      <text:p text:style-name="Normal">L'étape de scrapping des données consiste à récupérer les données de la Centrale. Pour ce faire, on utilisera le framework BeautifullSoup.</text:p>
      <text:p text:style-name="Normal"/>
      <text:p text:style-name="Normal">Le code de scrapping des données est situé dans le répertoire code-scrapping dans le fichier scrapping-info-cars.</text:p>
      <text:p text:style-name="Normal"/>
      <text:p text:style-name="P5">Nettoyage et Traitement des données</text:p>
      <text:p text:style-name="Normal"><text:s/>L'étape de nettoyage des données consiste à supprimer les données erronées ou incomplètes. On utilisera également cette étape pour formater les données dans un format standard.</text:p>
      <text:p text:style-name="Normal">Le Traitement des données consiste à utiliser des techniques d'apprentissage automatique pour analyser les données. On utilisera cette étape pour identifier des tendances et des relations dans les données. On entrainera plusieurs algos de ML, on en choisira le plus préformant</text:p>
      <text:p text:style-name="Normal"/>
      <text:p text:style-name="Normal">Le code de nettoyage et de traitement des données des données est situé dans le répertoire code-eda-ia dans le fichier EDA&amp;IA</text:p>
      <text:p text:style-name="P6"/>
      <text:p text:style-name="P7"/>
      <text:p text:style-name="P8"/>
      <text:p text:style-name="P9">Insertion des données dans une base de données</text:p>
      <text:p text:style-name="Normal">L'étape d'insertion des données dans une base de données consiste à stocker les données dans une base de données. On utilisera cette étape pour pouvoir accéder aux données de manière efficace. (Technologies : MongoDB + Pymongo)</text:p>
      <text:p text:style-name="Normal"/>
      <text:p text:style-name="Normal">Le code d'insertion des données dans une base de données est situé dans le répertoire insertion-data dans le fichier Insert data.</text:p>
      <text:p text:style-name="Normal"/>
      <text:p text:style-name="Normal"><text:span text:style-name="T10">Backend pour l'API Cars</text:span></text:p>
      <text:p text:style-name="Normal">Interface-web/backend<text:s/>contient le code backend pour l'API Cars. L'API fournit une interface RESTful aux données des voitures. Les données sont stockées dans une base de données MongoDB.</text:p>
      <text:p text:style-name="Normal"/>
      <text:p text:style-name="Normal">Points de terminaison</text:p>
      <text:p text:style-name="Normal">L'API dispose des points de terminaison suivants :</text:p>
      <text:p text:style-name="Normal"/>
      <text:p text:style-name="Normal">/api/cars : Retourne une liste de toutes les voitures.</text:p>
      <text:p text:style-name="Normal">/api/correlation : Retourne la matrice de corrélation des données des voitures.</text:p>
      <text:p text:style-name="Normal">/api/year_distribution : Retourne la distribution des voitures par année.</text:p>
      <text:p text:style-name="Normal">/api/top10cars : Retourne le top 10 des voitures<text:s/>en termes de<text:s/>nombre</text:p>
      <text:p text:style-name="Normal">/api/enregy_distribution : Retourne la distribution des voitures par type d'énergie.</text:p>
      <text:p text:style-name="Normal">/api/regression : Effectue une régression sur les données des voitures et renvoie les résultats.</text:p>
      <text:p text:style-name="Normal">/api/regressionform : Effectue une<text:s/>prédiction du prix selon les informations retournées par l’utilisateur</text:p>
      <text:p text:style-name="Normal">Exigences</text:p>
      <text:p text:style-name="Normal">Pour exécuter le backend, vous aurez besoin de ce qui suit :</text:p>
      <text:p text:style-name="Normal">Python 3.6+</text:p>
      <text:p text:style-name="Normal">Flask</text:p>
      <text:p text:style-name="Normal">PyMongo</text:p>
      <text:p text:style-name="Normal">Pandas</text:p>
      <text:p text:style-name="Normal">Scikit-learn</text:p>
      <text:p text:style-name="Normal">Pickle</text:p>
      <text:soft-page-break/>
      <text:p text:style-name="Normal">Exécution de l'API</text:p>
      <text:p text:style-name="Normal">Pour exécuter l'API, exécutez la commande suivante :</text:p>
      <text:p text:style-name="Normal">python app.py</text:p>
      <text:p text:style-name="Normal">L'API sera en cours d'exécution sur le port 5000. Vous pouvez y accéder à l'adresse http://localhost:5000/.</text:p>
      <text:p text:style-name="Normal"/>
      <text:p text:style-name="P11">Front-end</text:p>
      <text:p text:style-name="Normal">Ce répertoire contient le code du front-end de l'application. Il est écrit en ReactJS et utilise la bibliothèque Plotly pour afficher les graphiques.</text:p>
      <text:p text:style-name="Normal"/>
      <text:p text:style-name="Normal">Installation</text:p>
      <text:p text:style-name="Normal">Pour installer le projet, exécutez la commande suivante dans le répertoire du projet :</text:p>
      <text:p text:style-name="Normal"/>
      <text:p text:style-name="Normal">npm install</text:p>
      <text:p text:style-name="Normal">Exécution</text:p>
      <text:p text:style-name="Normal">Pour exécuter le projet, exécutez la commande suivante dans le répertoire du projet :</text:p>
      <text:p text:style-name="Normal"/>
      <text:p text:style-name="Normal">npm start</text:p>
      <text:p text:style-name="Normal">Le projet sera exécuté sur http://localhost:3000.</text:p>
      <text:p text:style-name="Normal"/>
      <text:p text:style-name="Normal">Rôles des fichiers</text:p>
      <text:p text:style-name="Normal">index.js est le fichier d'entrée de l'application. Il charge l'application React et la rend dans la fenêtre du navigateur.</text:p>
      <text:p text:style-name="Normal">root.js est le composant racine de l'application. Il contient tous les autres composants de l'application.</text:p>
      <text:p text:style-name="Normal">app.js est le composant principal de l'application. Il affiche des statistiques sur le jeu de donnée</text:p>
      <text:p text:style-name="Normal">app2.js est le composant qui affiche la matrice de corrélations ainsi que le résultat du modèle de régression<text:s/></text:p>
      <text:p text:style-name="Normal">app3.js est le composant qui affiche un formulaire ou l’utilisateur peut introduire des caractéristiques d’une voiture et afficher la prédictio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ba ASMA</meta:initial-creator>
    <dc:creator>Juba ASMA</dc:creator>
    <meta:creation-date>2023-08-04T08:18:00Z</meta:creation-date>
    <dc:date>2023-08-04T13:22:00Z</dc:date>
    <meta:template xlink:href="Normal" xlink:type="simple"/>
    <meta:editing-cycles>2</meta:editing-cycles>
    <meta:editing-duration>PT18240S</meta:editing-duration>
    <meta:document-statistic meta:page-count="3" meta:paragraph-count="8" meta:word-count="643" meta:character-count="4175" meta:row-count="29" meta:non-whitespace-character-count="3540"/>
  </office:meta>
</office:document-meta>
</file>